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4036" officeooo:paragraph-rsid="001f4036"/>
    </style:style>
    <style:style style:name="P2" style:family="paragraph" style:parent-style-name="Standard">
      <style:text-properties officeooo:rsid="00200dec" officeooo:paragraph-rsid="001fefc0"/>
    </style:style>
    <style:style style:name="P3" style:family="paragraph" style:parent-style-name="Standard">
      <style:paragraph-properties fo:text-align="center" style:justify-single-word="false"/>
      <style:text-properties fo:font-size="24pt" officeooo:rsid="001e5323" officeooo:paragraph-rsid="001fefc0" style:font-size-asian="24pt" style:font-size-complex="24pt"/>
    </style:style>
    <style:style style:name="P4" style:family="paragraph" style:parent-style-name="Standard" style:list-style-name="L1">
      <style:text-properties officeooo:rsid="001e5323" officeooo:paragraph-rsid="001fefc0"/>
    </style:style>
    <style:style style:name="P5" style:family="paragraph" style:parent-style-name="Standard">
      <style:text-properties officeooo:rsid="001e5323" officeooo:paragraph-rsid="001fefc0"/>
    </style:style>
    <style:style style:name="T1" style:family="text">
      <style:text-properties officeooo:rsid="001f0172"/>
    </style:style>
    <style:style style:name="T2" style:family="text">
      <style:text-properties officeooo:rsid="0021831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h 5099 – Colloquium </text:p>
      <text:p text:style-name="P3">Spring 2025</text:p>
      <text:p text:style-name="P5"/>
      <text:p text:style-name="P5">Rubric </text:p>
      <text:list text:style-name="L1">
        <text:list-item>
          <text:p text:style-name="P4"/>
          <text:list>
            <text:list-item>
              <text:p text:style-name="P4">why the field is important</text:p>
            </text:list-item>
            <text:list-item>
              <text:p text:style-name="P4">what problem is solved</text:p>
            </text:list-item>
            <text:list-item>
              <text:p text:style-name="P4">how solving the problem helps the field.</text:p>
            </text:list-item>
          </text:list>
        </text:list-item>
        <text:list-item>
          <text:p text:style-name="P4"/>
          <text:list>
            <text:list-item>
              <text:p text:style-name="P4">Captures the audiences attention</text:p>
            </text:list-item>
            <text:list-item>
              <text:p text:style-name="P4">audience tak<text:span text:style-name="T2">e</text:span>s away from th<text:span text:style-name="T2">e</text:span> talk</text:p>
            </text:list-item>
            <text:list-item>
              <text:p text:style-name="P4">Professionalism, respect, recognizes contribution</text:p>
            </text:list-item>
          </text:list>
        </text:list-item>
        <text:list-item>
          <text:p text:style-name="P4"/>
          <text:list>
            <text:list-item>
              <text:p text:style-name="P4">Talk ends on time.</text:p>
            </text:list-item>
            <text:list-item>
              <text:p text:style-name="P4">Title and abstract provided at the least a week in advance</text:p>
            </text:list-item>
          </text:list>
        </text:list-item>
      </text:list>
      <text:p text:style-name="P5"/>
      <text:p text:style-name="P5"><text:span text:style-name="T1">U</text:span>se abstraction and reflection and enter on Canvas.</text:p>
      <text:p text:style-name="P5"/>
      <text:p text:style-name="P2">$100 for the best Graduated Tal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1-15T16:17:00.847028919</dc:date>
    <meta:editing-duration>PT10M46S</meta:editing-duration>
    <meta:editing-cycles>3</meta:editing-cycles>
    <meta:document-statistic meta:table-count="0" meta:image-count="0" meta:object-count="0" meta:page-count="1" meta:paragraph-count="16" meta:word-count="76" meta:character-count="414" meta:non-whitespace-character-count="359"/>
  </office:meta>
</office:document-meta>
</file>